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BlockLayoutManager.reset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BlockLayoutManager.getKeepWithPrevious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LayoutManager.notifyPadding( RelSide side , MinOptMax effective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BlockLayoutManager.getParent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istBlockLayoutManager.getListBlock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LayoutManager.addAreas( PositionIterator parentIter , LayoutContext layout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StackingIter.getPos( Object next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ingIter.getLM( Object next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ingIter.StackingIter( Iterator parent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LayoutManager.notifySpace( RelSide side , MinOptMax effective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stBlockLayoutManager.addChild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BlockLayoutManager.getChangedKnuthElements( List oldList , int alig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LayoutManager.getNextKnuthElements( LayoutContext context , int align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stBlockLayoutManager.getKeepTogether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BlockLayoutManager.ListBlockLayoutManager( ListBlock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LayoutManager.getKeepWithNex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Layout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BlockLayoutManager.notifyBorder( RelSide side , MinOptMax effective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